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724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5cm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724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5cm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724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5cm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724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5cm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2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4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5" style:family="paragraph" style:parent-style-name="Standard">
      <style:text-properties style:font-name="Proxima Nova" officeooo:paragraph-rsid="001729e8"/>
    </style:style>
    <style:style style:name="P6" style:family="paragraph" style:parent-style-name="Table_20_Contents">
      <style:text-properties style:font-name="Proxima Nova" fo:font-size="8pt" style:font-size-asian="8pt" style:font-size-complex="8pt"/>
    </style:style>
    <style:style style:name="P7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8" style:family="paragraph" style:parent-style-name="Table_20_Contents">
      <style:text-properties style:font-name="Proxima Nova" fo:font-size="18pt" style:font-size-asian="18pt" style:font-size-complex="18pt"/>
    </style:style>
    <style:style style:name="P9" style:family="paragraph" style:parent-style-name="Table_20_Contents">
      <style:text-properties style:font-name="Proxima Nova" fo:font-size="6pt" style:font-size-asian="6pt" style:font-size-complex="6pt"/>
    </style:style>
    <style:style style:name="P10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11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13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14" style:family="paragraph" style:parent-style-name="Standard">
      <style:text-properties style:font-name="Proxima Nova" officeooo:paragraph-rsid="001729e8"/>
    </style:style>
    <style:style style:name="P15" style:family="paragraph" style:parent-style-name="Table_20_Contents">
      <style:text-properties style:font-name="Proxima Nova" fo:font-size="18pt" style:font-size-asian="18pt" style:font-size-complex="18pt"/>
    </style:style>
    <style:style style:name="P16" style:family="paragraph" style:parent-style-name="Table_20_Contents">
      <style:text-properties style:font-name="Proxima Nova" fo:font-size="8pt" style:font-size-asian="8pt" style:font-size-complex="8pt"/>
    </style:style>
    <style:style style:name="P17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18" style:family="paragraph" style:parent-style-name="Table_20_Contents">
      <style:text-properties style:font-name="Proxima Nova" fo:font-size="6pt" style:font-size-asian="6pt" style:font-size-complex="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.499cm" svg:y="0.499cm" svg:width="13.85cm" svg:height="9.999cm" draw:z-index="0">
        <draw:text-box>
          <text:section text:style-name="Sect1" text:name="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8"/>
                </table:table-cell>
                <table:table-cell table:style-name="Tabelle1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6"/>
                </table:table-cell>
                <table:table-cell table:style-name="Tabelle1.A3" office:value-type="string">
                  <text:p text:style-name="P9"><text:date style:data-style-name="N39" text:date-value="2020-03-05T14:30:55.380302527">5. Mrz 20</text:date></text:p>
                </table:table-cell>
                <table:table-cell table:style-name="Tabelle1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<text:s/>-</text:p>
          </text:section>
        </draw:text-box>
      </draw:frame>
      <draw:frame draw:style-name="fr1" draw:name="Rahmen2" text:anchor-type="page" text:anchor-page-number="1" svg:x="14.349cm" svg:y="0.499cm" svg:width="13.85cm" svg:height="9.999cm" draw:z-index="1">
        <draw:text-box>
          <text:section text:style-name="Sect1" text:name="Bereich1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8"/>
                </table:table-cell>
                <table:table-cell table:style-name="Tabelle2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6"/>
                </table:table-cell>
                <table:table-cell table:style-name="Tabelle2.A3" office:value-type="string">
                  <text:p text:style-name="P9"><text:date style:data-style-name="N39" text:date-value="2020-03-05T14:30:55.384206399">5. Mrz 20</text:date></text:p>
                </table:table-cell>
                <table:table-cell table:style-name="Tabelle2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<text:s/>-</text:p>
          </text:section>
        </draw:text-box>
      </draw:frame>
      <draw:frame draw:style-name="fr1" draw:name="Rahmen3" text:anchor-type="page" text:anchor-page-number="1" svg:x="0.499cm" svg:y="10.5cm" svg:width="13.85cm" svg:height="9.999cm" draw:z-index="2">
        <draw:text-box>
          <text:section text:style-name="Sect1" text:name="Bereich2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8"/>
                </table:table-cell>
                <table:table-cell table:style-name="Tabelle3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6"/>
                </table:table-cell>
                <table:table-cell table:style-name="Tabelle3.A3" office:value-type="string">
                  <text:p text:style-name="P9"><text:date style:data-style-name="N39" text:date-value="2020-03-05T14:30:55.389017402">5. Mrz 20</text:date></text:p>
                </table:table-cell>
                <table:table-cell table:style-name="Tabelle3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<text:s/>-</text:p>
          </text:section>
        </draw:text-box>
      </draw:frame>
      <draw:frame draw:style-name="fr1" draw:name="Rahmen4" text:anchor-type="page" text:anchor-page-number="1" svg:x="14.349cm" svg:y="10.5cm" svg:width="13.85cm" svg:height="9.999cm" draw:z-index="3">
        <draw:text-box>
          <text:section text:style-name="Sect1" text:name="Bereich3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3"><text:database-display text:table-name="FiSi_Grosse_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2"><text:database-display text:table-name="FiSi_Grosse_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8"/>
                </table:table-cell>
                <table:table-cell table:style-name="Tabelle4.B3" table:number-columns-spanned="6" office:value-type="string">
                  <text:p text:style-name="P1"><text:database-display text:table-name="FiSi_Grosse_Karten" text:table-type="table" text:column-name="Themen" text:database-name="Ausbildungsplan_tab">&lt;Themen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7">Jahr <text:database-display text:table-name="FiSi_Grosse_Karten" text:table-type="table" text:column-name="Jahr" text:database-name="Ausbildungsplan_tab">&lt;Jahr&gt;</text:database-display></text:p>
                </table:table-cell>
                <table:covered-table-cell/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6"/>
                </table:table-cell>
                <table:table-cell table:style-name="Tabelle4.A3" office:value-type="string">
                  <text:p text:style-name="P9"><text:date style:data-style-name="N39" text:date-value="2020-03-05T14:30:55.392600665">5. Mrz 20</text:date></text:p>
                </table:table-cell>
                <table:table-cell table:style-name="Tabelle4.G4" office:value-type="string">
                  <text:p text:style-name="P4"><text:database-display text:table-name="FiSi_Grosse_Karten" text:table-type="table" text:column-name="id" text:database-name="Ausbildungsplan_tab">&lt;id&gt;</text:database-display></text:p>
                </table:table-cell>
              </table:table-row>
            </table:table>
            <text:p text:style-name="P5"><text:s/>- <text:database-next text:table-name="Anwend_Grosse_Karten" text:table-type="table" text:condition="ooow:True" text:database-name="Ausbildungsplan_tab"/><text:s/>-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7T13:01:51.223464160</meta:creation-date>
    <dc:date>2020-03-05T14:30:55.326485035</dc:date>
    <meta:editing-duration>PT1H48M15S</meta:editing-duration>
    <meta:editing-cycles>26</meta:editing-cycles>
    <meta:generator>LibreOffice/6.3.4.2.0$Linux_X86_64 LibreOffice_project/30$Build-2</meta:generator>
    <dc:creator>Jürgen Geinitz</dc:creator>
    <meta:document-statistic meta:table-count="4" meta:image-count="0" meta:object-count="0" meta:page-count="1" meta:paragraph-count="28" meta:word-count="44" meta:character-count="228" meta:non-whitespace-character-count="204"/>
  </office:meta>
</office:document-meta>
</file>

<file path=EmbeddedDatabase/content.xml><?xml version="1.0" encoding="utf-8"?>
<office:document-content xmlns:db="urn:oasis:names:tc:opendocument:xmlns:database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../../../Dokumente/Ausbildung/Training/Ausbildungsplan_tab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